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ckage com.genpact.dc.persistence.service;</text:p>
      <text:p text:style-name="Standard"></text:p>
      <text:p text:style-name="Standard">import java.util.Collection;</text:p>
      <text:p text:style-name="Standard">import java.util.List;</text:p>
      <text:p text:style-name="Standard">import java.util.Map;</text:p>
      <text:p text:style-name="Standard"></text:p>
      <text:p text:style-name="Standard">import org.hibernate.Criteria;</text:p>
      <text:p text:style-name="Standard">import org.hibernate.SQLQuery;</text:p>
      <text:p text:style-name="Standard"></text:p>
      <text:p text:style-name="Standard">import com.genpact.dc.persistence.domain.DataObject;</text:p>
      <text:p text:style-name="Standard"></text:p>
      <text:p text:style-name="Standard">/**</text:p>
      <text:p text:style-name="Standard"><text:s/>* The Interface <text:bookmark-start text:name="__DdeLink__1_41108100"/>IDataService<text:bookmark-end text:name="__DdeLink__1_41108100"/>.</text:p>
      <text:p text:style-name="Standard"><text:s/>*</text:p>
      <text:p text:style-name="Standard"><text:s/>* @author 703150778</text:p>
      <text:p text:style-name="Standard"><text:s/>* @version 1.0</text:p>
      <text:p text:style-name="Standard"><text:s/>*/</text:p>
      <text:p text:style-name="Standard">public interface IDataService {</text:p>
      <text:p text:style-name="Standard"></text:p>
      <text:p text:style-name="Standard"><text:tab/>/**</text:p>
      <text:p text:style-name="Standard"><text:tab/> * This method saves a persistent object.</text:p>
      <text:p text:style-name="Standard"><text:tab/> *</text:p>
      <text:p text:style-name="Standard"><text:tab/> * @param dataObject</text:p>
      <text:p text:style-name="Standard"><text:tab/> * <text:s text:c="11"/>the data object</text:p>
      <text:p text:style-name="Standard"><text:tab/> */</text:p>
      <text:p text:style-name="Standard"><text:tab/>void save(DataObject dataObject);</text:p>
      <text:p text:style-name="Standard"></text:p>
      <text:p text:style-name="Standard"><text:tab/>/**</text:p>
      <text:p text:style-name="Standard"><text:tab/> * This method saves list of persistent objects.</text:p>
      <text:p text:style-name="Standard"><text:tab/> *</text:p>
      <text:p text:style-name="Standard"><text:tab/> * @param &lt;T&gt;</text:p>
      <text:p text:style-name="Standard"><text:tab/> * <text:s text:c="11"/>the generic type</text:p>
      <text:p text:style-name="Standard"><text:tab/> * @param dataObjects</text:p>
      <text:p text:style-name="Standard"><text:tab/> * <text:s text:c="11"/>the data objects</text:p>
      <text:p text:style-name="Standard"><text:tab/> */</text:p>
      <text:p text:style-name="Standard"><text:tab/>&lt;T extends DataObject&gt; void saveAll(List&lt;T&gt; dataObjects);</text:p>
      <text:p text:style-name="Standard"></text:p>
      <text:p text:style-name="Standard"><text:tab/>/**</text:p>
      <text:p text:style-name="Standard"><text:tab/> * This method deletes a persistent object.</text:p>
      <text:p text:style-name="Standard"><text:tab/> *</text:p>
      <text:p text:style-name="Standard"><text:tab/> * @param dataObject</text:p>
      <text:p text:style-name="Standard"><text:tab/> * <text:s text:c="11"/>the data object</text:p>
      <text:p text:style-name="Standard"><text:tab/> */</text:p>
      <text:p text:style-name="Standard"><text:tab/>void delete(DataObject dataObject);</text:p>
      <text:p text:style-name="Standard"></text:p>
      <text:p text:style-name="Standard"><text:tab/>/**</text:p>
      <text:p text:style-name="Standard"><text:tab/> * This method deletes list of persistent objects.</text:p>
      <text:p text:style-name="Standard"><text:tab/> *</text:p>
      <text:p text:style-name="Standard"><text:tab/> * @param &lt;T&gt;</text:p>
      <text:p text:style-name="Standard"><text:tab/> * <text:s text:c="11"/>the generic type</text:p>
      <text:p text:style-name="Standard"><text:tab/> * @param dataObjects</text:p>
      <text:p text:style-name="Standard"><text:tab/> * <text:s text:c="11"/>the data objects</text:p>
      <text:p text:style-name="Standard"><text:soft-page-break/><text:tab/> */</text:p>
      <text:p text:style-name="Standard"><text:tab/>&lt;T extends DataObject&gt; void deleteAll(Collection&lt;T&gt; dataObjects);</text:p>
      <text:p text:style-name="Standard"></text:p>
      <text:p text:style-name="Standard"><text:tab/>/**</text:p>
      <text:p text:style-name="Standard"><text:tab/> * This method is used to save or update a persistent object.</text:p>
      <text:p text:style-name="Standard"><text:tab/> *</text:p>
      <text:p text:style-name="Standard"><text:tab/> * @param dataObject</text:p>
      <text:p text:style-name="Standard"><text:tab/> * <text:s text:c="11"/>the data object</text:p>
      <text:p text:style-name="Standard"><text:tab/> */</text:p>
      <text:p text:style-name="Standard"><text:tab/>void saveOrUpdate(DataObject dataObject);</text:p>
      <text:p text:style-name="Standard"></text:p>
      <text:p text:style-name="Standard"><text:tab/>/**</text:p>
      <text:p text:style-name="Standard"><text:tab/> * This method is used to save or update a list of persistent object.</text:p>
      <text:p text:style-name="Standard"><text:tab/> *</text:p>
      <text:p text:style-name="Standard"><text:tab/> * @param &lt;T&gt;</text:p>
      <text:p text:style-name="Standard"><text:tab/> * <text:s text:c="11"/>the generic type</text:p>
      <text:p text:style-name="Standard"><text:tab/> * @param dataObjects</text:p>
      <text:p text:style-name="Standard"><text:tab/> * <text:s text:c="11"/>the data objects</text:p>
      <text:p text:style-name="Standard"><text:tab/> */</text:p>
      <text:p text:style-name="Standard"><text:tab/>&lt;T extends DataObject&gt; void saveOrUpdateAll(List&lt;T&gt; dataObjects);</text:p>
      <text:p text:style-name="Standard"></text:p>
      <text:p text:style-name="Standard"><text:tab/>/**</text:p>
      <text:p text:style-name="Standard"><text:tab/> * This method helps to find a persistent object based on id.</text:p>
      <text:p text:style-name="Standard"><text:tab/> *</text:p>
      <text:p text:style-name="Standard"><text:tab/> * @param &lt;T&gt;</text:p>
      <text:p text:style-name="Standard"><text:tab/> * <text:s text:c="11"/>the generic type</text:p>
      <text:p text:style-name="Standard"><text:tab/> * @param refClass</text:p>
      <text:p text:style-name="Standard"><text:tab/> * <text:s text:c="11"/>the ref class</text:p>
      <text:p text:style-name="Standard"><text:tab/> * @param id</text:p>
      <text:p text:style-name="Standard"><text:tab/> * <text:s text:c="11"/>the id</text:p>
      <text:p text:style-name="Standard"><text:tab/> * @return the t</text:p>
      <text:p text:style-name="Standard"><text:tab/> */</text:p>
      <text:p text:style-name="Standard"><text:tab/>&lt;T extends DataObject&gt; T findById(Class&lt;T&gt; refClass, Long id);</text:p>
      <text:p text:style-name="Standard"></text:p>
      <text:p text:style-name="Standard"><text:tab/>/**</text:p>
      <text:p text:style-name="Standard"><text:tab/> * This method helps to find persistent objects based on the list od ids</text:p>
      <text:p text:style-name="Standard"><text:tab/> * provided.</text:p>
      <text:p text:style-name="Standard"><text:tab/> *</text:p>
      <text:p text:style-name="Standard"><text:tab/> * @param &lt;T&gt;</text:p>
      <text:p text:style-name="Standard"><text:tab/> * <text:s text:c="11"/>the generic type</text:p>
      <text:p text:style-name="Standard"><text:tab/> * @param refClass</text:p>
      <text:p text:style-name="Standard"><text:tab/> * <text:s text:c="11"/>the ref class</text:p>
      <text:p text:style-name="Standard"><text:tab/> * @param ids</text:p>
      <text:p text:style-name="Standard"><text:tab/> * <text:s text:c="11"/>the ids</text:p>
      <text:p text:style-name="Standard"><text:tab/> * @return the list</text:p>
      <text:p text:style-name="Standard"><text:tab/> */</text:p>
      <text:p text:style-name="Standard"><text:tab/>&lt;T extends DataObject&gt; List&lt;T&gt; findByIds(Class&lt;T&gt; refClass, List&lt;Long&gt; ids);</text:p>
      <text:p text:style-name="Standard"></text:p>
      <text:p text:style-name="Standard"><text:tab/>/**</text:p>
      <text:p text:style-name="Standard"><text:tab/> * This method helps find the objects based on the given filter criteria.</text:p>
      <text:p text:style-name="Standard"><text:tab/> *</text:p>
      <text:p text:style-name="Standard"><text:tab/> * @param &lt;T&gt;</text:p>
      <text:p text:style-name="Standard"><text:soft-page-break/><text:tab/> * <text:s text:c="11"/>the generic type</text:p>
      <text:p text:style-name="Standard"><text:tab/> * @param query</text:p>
      <text:p text:style-name="Standard"><text:tab/> * <text:s text:c="11"/>the query</text:p>
      <text:p text:style-name="Standard"><text:tab/> * @param params</text:p>
      <text:p text:style-name="Standard"><text:tab/> * <text:s text:c="11"/>the params</text:p>
      <text:p text:style-name="Standard"><text:tab/> * @param values</text:p>
      <text:p text:style-name="Standard"><text:tab/> * <text:s text:c="11"/>the values</text:p>
      <text:p text:style-name="Standard"><text:tab/> * @return the list</text:p>
      <text:p text:style-name="Standard"><text:tab/> */</text:p>
      <text:p text:style-name="Standard"><text:tab/>&lt;T extends DataObject&gt; List&lt;T&gt; findByNamedParam(String query,</text:p>
      <text:p text:style-name="Standard"><text:tab/><text:tab/><text:tab/>String[] params, Object[] values);</text:p>
      <text:p text:style-name="Standard"></text:p>
      <text:p text:style-name="Standard"><text:tab/>/**</text:p>
      <text:p text:style-name="Standard"><text:tab/> * This method helps find the objects based on the given filter criteria.</text:p>
      <text:p text:style-name="Standard"><text:tab/> *</text:p>
      <text:p text:style-name="Standard"><text:tab/> * @param &lt;T&gt;</text:p>
      <text:p text:style-name="Standard"><text:tab/> * <text:s text:c="11"/>the generic type</text:p>
      <text:p text:style-name="Standard"><text:tab/> * @param restrictions</text:p>
      <text:p text:style-name="Standard"><text:tab/> * <text:s text:c="11"/>the restrictions</text:p>
      <text:p text:style-name="Standard"><text:tab/> * @param refClass</text:p>
      <text:p text:style-name="Standard"><text:tab/> * <text:s text:c="11"/>the ref class</text:p>
      <text:p text:style-name="Standard"><text:tab/> * @param startIndex</text:p>
      <text:p text:style-name="Standard"><text:tab/> * <text:s text:c="11"/>the start index</text:p>
      <text:p text:style-name="Standard"><text:tab/> * @param pagesize</text:p>
      <text:p text:style-name="Standard"><text:tab/> * <text:s text:c="11"/>the pagesize</text:p>
      <text:p text:style-name="Standard"><text:tab/> * @return the list</text:p>
      <text:p text:style-name="Standard"><text:tab/> */</text:p>
      <text:p text:style-name="Standard"><text:tab/>@SuppressWarnings("rawtypes")</text:p>
      <text:p text:style-name="Standard"><text:tab/>&lt;T extends DataObject&gt; List&lt;T&gt; createCriteria(</text:p>
      <text:p text:style-name="Standard"><text:tab/><text:tab/><text:tab/>Map&lt;String, Object&gt; restrictions, Class refClass, int startIndex,</text:p>
      <text:p text:style-name="Standard"><text:tab/><text:tab/><text:tab/>int pagesize);</text:p>
      <text:p text:style-name="Standard"></text:p>
      <text:p text:style-name="Standard"><text:tab/>/**</text:p>
      <text:p text:style-name="Standard"><text:tab/> * Find by named param.</text:p>
      <text:p text:style-name="Standard"><text:tab/> *</text:p>
      <text:p text:style-name="Standard"><text:tab/> * @param &lt;T&gt;</text:p>
      <text:p text:style-name="Standard"><text:tab/> * <text:s text:c="11"/>the generic type</text:p>
      <text:p text:style-name="Standard"><text:tab/> * @param moduleClass</text:p>
      <text:p text:style-name="Standard"><text:tab/> * <text:s text:c="11"/>the module class</text:p>
      <text:p text:style-name="Standard"><text:tab/> * @param fetchStartCount</text:p>
      <text:p text:style-name="Standard"><text:tab/> * <text:s text:c="11"/>the fetch start count</text:p>
      <text:p text:style-name="Standard"><text:tab/> * @param userId</text:p>
      <text:p text:style-name="Standard"><text:tab/> * <text:s text:c="11"/>the user id</text:p>
      <text:p text:style-name="Standard"><text:tab/> * @return the list</text:p>
      <text:p text:style-name="Standard"><text:tab/> */</text:p>
      <text:p text:style-name="Standard"><text:tab/>@SuppressWarnings("rawtypes")</text:p>
      <text:p text:style-name="Standard"><text:tab/>&lt;T extends DataObject&gt; List&lt;T&gt; findByNamedParam(Class moduleClass,</text:p>
      <text:p text:style-name="Standard"><text:tab/><text:tab/><text:tab/>int fetchStartCount, String userId);</text:p>
      <text:p text:style-name="Standard"></text:p>
      <text:p text:style-name="Standard"><text:tab/>/**</text:p>
      <text:p text:style-name="Standard"><text:tab/> * This method helps find the objects based on the given filter criteria.</text:p>
      <text:p text:style-name="Standard"><text:tab/> *</text:p>
      <text:p text:style-name="Standard"><text:soft-page-break/><text:tab/> * @param query</text:p>
      <text:p text:style-name="Standard"><text:tab/> * <text:s text:c="11"/>the query</text:p>
      <text:p text:style-name="Standard"><text:tab/> * @param params</text:p>
      <text:p text:style-name="Standard"><text:tab/> * <text:s text:c="11"/>the params</text:p>
      <text:p text:style-name="Standard"><text:tab/> * @param values</text:p>
      <text:p text:style-name="Standard"><text:tab/> * <text:s text:c="11"/>the values</text:p>
      <text:p text:style-name="Standard"><text:tab/> * @return the list</text:p>
      <text:p text:style-name="Standard"><text:tab/> */</text:p>
      <text:p text:style-name="Standard"><text:tab/>List&lt;Object[]&gt; findByNamedParamJoin(String query, String[] params,</text:p>
      <text:p text:style-name="Standard"><text:tab/><text:tab/><text:tab/>Object[] values);</text:p>
      <text:p text:style-name="Standard"></text:p>
      <text:p text:style-name="Standard"><text:tab/>/**</text:p>
      <text:p text:style-name="Standard"><text:tab/> * This method helps find the persistent objects of a given class.</text:p>
      <text:p text:style-name="Standard"><text:tab/> *</text:p>
      <text:p text:style-name="Standard"><text:tab/> * @param &lt;T&gt;</text:p>
      <text:p text:style-name="Standard"><text:tab/> * <text:s text:c="11"/>the generic type</text:p>
      <text:p text:style-name="Standard"><text:tab/> * @param refClass</text:p>
      <text:p text:style-name="Standard"><text:tab/> * <text:s text:c="11"/>the ref class</text:p>
      <text:p text:style-name="Standard"><text:tab/> * @return the list</text:p>
      <text:p text:style-name="Standard"><text:tab/> */</text:p>
      <text:p text:style-name="Standard"><text:tab/>&lt;T extends DataObject&gt; List&lt;T&gt; find(Class&lt;T&gt; refClass);</text:p>
      <text:p text:style-name="Standard"></text:p>
      <text:p text:style-name="Standard"><text:tab/>/**</text:p>
      <text:p text:style-name="Standard"><text:tab/> * This method is used to update a persistent object.</text:p>
      <text:p text:style-name="Standard"><text:tab/> *</text:p>
      <text:p text:style-name="Standard"><text:tab/> * @param &lt;T&gt;</text:p>
      <text:p text:style-name="Standard"><text:tab/> * <text:s text:c="11"/>the generic type</text:p>
      <text:p text:style-name="Standard"><text:tab/> * @param dataObject</text:p>
      <text:p text:style-name="Standard"><text:tab/> * <text:s text:c="11"/>the data object</text:p>
      <text:p text:style-name="Standard"><text:tab/> */</text:p>
      <text:p text:style-name="Standard"><text:tab/>&lt;T extends DataObject&gt; void update(DataObject dataObject);</text:p>
      <text:p text:style-name="Standard"></text:p>
      <text:p text:style-name="Standard"><text:tab/>/**</text:p>
      <text:p text:style-name="Standard"><text:tab/> * This method helps find the objects based on the given filter criteria.</text:p>
      <text:p text:style-name="Standard"><text:tab/> *</text:p>
      <text:p text:style-name="Standard"><text:tab/> * @param &lt;T&gt;</text:p>
      <text:p text:style-name="Standard"><text:tab/> * <text:s text:c="11"/>the generic type</text:p>
      <text:p text:style-name="Standard"><text:tab/> * @param engineType</text:p>
      <text:p text:style-name="Standard"><text:tab/> * <text:s text:c="11"/>the engine type</text:p>
      <text:p text:style-name="Standard"><text:tab/> * @param userId</text:p>
      <text:p text:style-name="Standard"><text:tab/> * <text:s text:c="11"/>the user id</text:p>
      <text:p text:style-name="Standard"><text:tab/> * @return the records count</text:p>
      <text:p text:style-name="Standard"><text:tab/> */</text:p>
      <text:p text:style-name="Standard"><text:tab/>&lt;T extends DataObject&gt; int getRecordsCount(String engineType, long userId);</text:p>
      <text:p text:style-name="Standard"></text:p>
      <text:p text:style-name="Standard"><text:tab/>/**</text:p>
      <text:p text:style-name="Standard"><text:tab/> * This method helps find the objects based on the given filter criteria.</text:p>
      <text:p text:style-name="Standard"><text:tab/> *</text:p>
      <text:p text:style-name="Standard"><text:tab/> * @param &lt;T&gt;</text:p>
      <text:p text:style-name="Standard"><text:tab/> * <text:s text:c="11"/>the generic type</text:p>
      <text:p text:style-name="Standard"><text:tab/> * @param adminModule</text:p>
      <text:p text:style-name="Standard"><text:tab/> * <text:s text:c="11"/>the admin module</text:p>
      <text:p text:style-name="Standard"><text:soft-page-break/><text:tab/> * @param userId</text:p>
      <text:p text:style-name="Standard"><text:tab/> * <text:s text:c="11"/>the user id</text:p>
      <text:p text:style-name="Standard"><text:tab/> * @return the admin module records count</text:p>
      <text:p text:style-name="Standard"><text:tab/> */</text:p>
      <text:p text:style-name="Standard"><text:tab/>&lt;T extends DataObject&gt; int getAdminModuleRecordsCount(String adminModule,</text:p>
      <text:p text:style-name="Standard"><text:tab/><text:tab/><text:tab/>String userId);</text:p>
      <text:p text:style-name="Standard"></text:p>
      <text:p text:style-name="Standard"><text:tab/>/**</text:p>
      <text:p text:style-name="Standard"><text:tab/> * This method will return criteria object to use any required filter</text:p>
      <text:p text:style-name="Standard"><text:tab/> * condition.</text:p>
      <text:p text:style-name="Standard"><text:tab/> *</text:p>
      <text:p text:style-name="Standard"><text:tab/> * @param &lt;T&gt;</text:p>
      <text:p text:style-name="Standard"><text:tab/> * <text:s text:c="11"/>the generic type</text:p>
      <text:p text:style-name="Standard"><text:tab/> * @param refClass</text:p>
      <text:p text:style-name="Standard"><text:tab/> * <text:s text:c="11"/>the ref class</text:p>
      <text:p text:style-name="Standard"><text:tab/> * @param alias</text:p>
      <text:p text:style-name="Standard"><text:tab/> * <text:s text:c="11"/>the alias</text:p>
      <text:p text:style-name="Standard"><text:tab/> * @return the criteria</text:p>
      <text:p text:style-name="Standard"><text:tab/> */</text:p>
      <text:p text:style-name="Standard"><text:tab/>&lt;T extends DataObject&gt; Criteria createCriteria(Class&lt;T&gt; refClass,</text:p>
      <text:p text:style-name="Standard"><text:tab/><text:tab/><text:tab/>String alias);</text:p>
      <text:p text:style-name="Standard"></text:p>
      <text:p text:style-name="Standard"><text:tab/>/**</text:p>
      <text:p text:style-name="Standard"><text:tab/> * Creates the sql query.</text:p>
      <text:p text:style-name="Standard"><text:tab/> *</text:p>
      <text:p text:style-name="Standard"><text:tab/> * @param nativeSql</text:p>
      <text:p text:style-name="Standard"><text:tab/> * <text:s text:c="11"/>the native sql</text:p>
      <text:p text:style-name="Standard"><text:tab/> * @return the SQL query</text:p>
      <text:p text:style-name="Standard"><text:tab/> */</text:p>
      <text:p text:style-name="Standard"><text:tab/>SQLQuery createSQLQuery(String nativeSql);</text:p>
      <text:p text:style-name="Standard"></text:p>
      <text:p text:style-name="Standard"><text:tab/>&lt;T extends DataObject&gt; List&lt;T&gt; findByNamedParamForSchedule(</text:p>
      <text:p text:style-name="Standard"><text:tab/><text:tab/><text:tab/>Class adminModule, int fetchStartCount, String userId);</text:p>
      <text:p text:style-name="Standard"></text:p>
      <text:p text:style-name="Standard">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ubramanyam </meta:initial-creator>
    <meta:creation-date>2017-06-03T18:03:50</meta:creation-date>
    <meta:document-statistic meta:table-count="0" meta:image-count="0" meta:object-count="0" meta:page-count="5" meta:paragraph-count="243" meta:word-count="771" meta:character-count="5662"/>
    <dc:date>2017-06-03T18:04:46</dc:date>
    <dc:creator>Subramanyam </dc:creator>
    <meta:editing-duration>PT56S</meta:editing-duration>
    <meta:editing-cycles>1</meta:editing-cycles>
    <meta:generator>OpenOffice/4.1.1$Unix OpenOffice.org_project/411m6$Build-9775</meta:generator>
  </office:meta>
</office:document-meta>
</file>